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6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17.41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dd58a"/>
    </style: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3">
      <style:table-cell-properties fo:border="0.06pt solid #000000"/>
    </style:style>
    <style:style style:name="ce3" style:family="table-cell" style:parent-style-name="Default" style:data-style-name="N4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17" style:family="table-cell" style:parent-style-name="Default" style:data-style-name="N3">
      <style:table-cell-properties fo:background-color="#fff200" fo:border="0.06pt solid #000000"/>
    </style:style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6" office:value-type="string" calcext:value-type="string">
            <text:p>Caclulate Feed and speed rates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metric version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Default" office:value-type="string" calcext:value-type="string">
            <text:p>Fill out the green fields and transfer the yellow values into a chart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Material</text:p>
          </table:table-cell>
          <table:table-cell table:style-name="ce8" office:value-type="float" office:value="5" calcext:value-type="float">
            <text:p>5</text:p>
          </table:table-cell>
          <table:table-cell table:formula="of:==INDEX([$data.$A$2:$data.$L$12];[.$B$6];1)" office:value-type="string" office:string-value="hardwood" calcext:value-type="string">
            <text:p>hardwoo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#teeth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x speed router in mm/min</text:p>
          </table:table-cell>
          <table:table-cell table:style-name="ce8" office:value-type="float" office:value="2700" calcext:value-type="float">
            <text:p>27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x speed Spindle in RPM</text:p>
          </table:table-cell>
          <table:table-cell table:style-name="ce8" office:value-type="float" office:value="24000" calcext:value-type="float">
            <text:p>2400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 table:visibility="collapse">
          <table:table-cell office:value-type="string" calcext:value-type="string">
            <text:p>Column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ameter mm</text:p>
          </table:table-cell>
          <table:table-cell table:style-name="ce1" table:formula="of:=[$data.C1]" office:value-type="float" office:value="1" calcext:value-type="float">
            <text:p>1</text:p>
          </table:table-cell>
          <table:table-cell table:style-name="ce1" table:formula="of:=[$data.D1]" office:value-type="float" office:value="2" calcext:value-type="float">
            <text:p>2</text:p>
          </table:table-cell>
          <table:table-cell table:style-name="ce1" table:formula="of:=[$data.E1]" office:value-type="float" office:value="3" calcext:value-type="float">
            <text:p>3</text:p>
          </table:table-cell>
          <table:table-cell table:style-name="ce1" table:formula="of:=[$data.F1]" office:value-type="float" office:value="3.17" calcext:value-type="float">
            <text:p>3,17</text:p>
          </table:table-cell>
          <table:table-cell table:style-name="ce1" table:formula="of:=[$data.G1]" office:value-type="float" office:value="4" calcext:value-type="float">
            <text:p>4</text:p>
          </table:table-cell>
          <table:table-cell table:style-name="ce1" table:formula="of:=[$data.H1]" office:value-type="float" office:value="5" calcext:value-type="float">
            <text:p>5</text:p>
          </table:table-cell>
          <table:table-cell table:style-name="ce1" table:formula="of:=[$data.I1]" office:value-type="float" office:value="6" calcext:value-type="float">
            <text:p>6</text:p>
          </table:table-cell>
          <table:table-cell table:style-name="ce1" table:formula="of:=[$data.J1]" office:value-type="float" office:value="8" calcext:value-type="float">
            <text:p>8</text:p>
          </table:table-cell>
          <table:table-cell table:style-name="ce1" table:formula="of:=[$data.K1]" office:value-type="float" office:value="10" calcext:value-type="float">
            <text:p>10</text:p>
          </table:table-cell>
          <table:table-cell table:style-name="ce1" table:formula="of:=[$data.L1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PM</text:p>
          </table:table-cell>
          <table:table-cell table:style-name="ce2" table:formula="of:==INDEX([$data.$B$2:$data.$L$12];[.$B$6];1)* 1000/(3.14*[.B12])" office:value-type="float" office:value="143312.101910828" calcext:value-type="float">
            <text:p>143.312</text:p>
          </table:table-cell>
          <table:table-cell table:style-name="ce2" table:formula="of:==INDEX([$data.$B$2:$data.$L$12];[.$B$6];1)* 1000/(3.14*[.C12])" office:value-type="float" office:value="71656.050955414" calcext:value-type="float">
            <text:p>71.656</text:p>
          </table:table-cell>
          <table:table-cell table:style-name="ce2" table:formula="of:==INDEX([$data.$B$2:$data.$L$12];[.$B$6];1)* 1000/(3.14*[.D12])" office:value-type="float" office:value="47770.7006369427" calcext:value-type="float">
            <text:p>47.771</text:p>
          </table:table-cell>
          <table:table-cell table:style-name="ce2" table:formula="of:==INDEX([$data.$B$2:$data.$L$12];[.$B$6];1)* 1000/(3.14*[.E12])" office:value-type="float" office:value="45208.8649560972" calcext:value-type="float">
            <text:p>45.209</text:p>
          </table:table-cell>
          <table:table-cell table:style-name="ce2" table:formula="of:==INDEX([$data.$B$2:$data.$L$12];[.$B$6];1)* 1000/(3.14*[.F12])" office:value-type="float" office:value="35828.025477707" calcext:value-type="float">
            <text:p>35.828</text:p>
          </table:table-cell>
          <table:table-cell table:style-name="ce2" table:formula="of:==INDEX([$data.$B$2:$data.$L$12];[.$B$6];1)* 1000/(3.14*[.G12])" office:value-type="float" office:value="28662.4203821656" calcext:value-type="float">
            <text:p>28.662</text:p>
          </table:table-cell>
          <table:table-cell table:style-name="ce2" table:formula="of:==INDEX([$data.$B$2:$data.$L$12];[.$B$6];1)* 1000/(3.14*[.H12])" office:value-type="float" office:value="23885.3503184713" calcext:value-type="float">
            <text:p>23.885</text:p>
          </table:table-cell>
          <table:table-cell table:style-name="ce2" table:formula="of:==INDEX([$data.$B$2:$data.$L$12];[.$B$6];1)* 1000/(3.14*[.I12])" office:value-type="float" office:value="17914.0127388535" calcext:value-type="float">
            <text:p>17.914</text:p>
          </table:table-cell>
          <table:table-cell table:style-name="ce2" table:formula="of:==INDEX([$data.$B$2:$data.$L$12];[.$B$6];1)* 1000/(3.14*[.J12])" office:value-type="float" office:value="14331.2101910828" calcext:value-type="float">
            <text:p>14.331</text:p>
          </table:table-cell>
          <table:table-cell table:style-name="ce2" table:formula="of:==INDEX([$data.$B$2:$data.$L$12];[.$B$6];1)* 1000/(3.14*[.K12])" office:value-type="float" office:value="11942.6751592357" calcext:value-type="float">
            <text:p>11.943</text:p>
          </table:table-cell>
        </table:table-row>
        <table:table-row table:style-name="ro2">
          <table:table-cell office:value-type="string" calcext:value-type="string">
            <text:p>Feed</text:p>
          </table:table-cell>
          <table:table-cell table:style-name="ce2" table:formula="of:=[.B13]*[.$B$7]*INDEX([$data.$C$2:$data.$L$12];[.$B$6];[.B11])" office:value-type="float" office:value="5732.48407643312" calcext:value-type="float">
            <text:p>5.732</text:p>
          </table:table-cell>
          <table:table-cell table:style-name="ce2" table:formula="of:=[.C13]*[.$B$7]*INDEX([$data.$C$2:$data.$L$12];[.$B$6];[.C11])" office:value-type="float" office:value="3582.8025477707" calcext:value-type="float">
            <text:p>3.583</text:p>
          </table:table-cell>
          <table:table-cell table:style-name="ce2" table:formula="of:=[.D13]*[.$B$7]*INDEX([$data.$C$2:$data.$L$12];[.$B$6];[.D11])" office:value-type="float" office:value="2866.24203821656" calcext:value-type="float">
            <text:p>2.866</text:p>
          </table:table-cell>
          <table:table-cell table:style-name="ce2" table:formula="of:=[.E13]*[.$B$7]*INDEX([$data.$C$2:$data.$L$12];[.$B$6];[.E11])" office:value-type="float" office:value="3164.6205469268" calcext:value-type="float">
            <text:p>3.165</text:p>
          </table:table-cell>
          <table:table-cell table:style-name="ce2" table:formula="of:=[.F13]*[.$B$7]*INDEX([$data.$C$2:$data.$L$12];[.$B$6];[.F11])" office:value-type="float" office:value="3941.08280254777" calcext:value-type="float">
            <text:p>3.941</text:p>
          </table:table-cell>
          <table:table-cell table:style-name="ce2" table:formula="of:=[.G13]*[.$B$7]*INDEX([$data.$C$2:$data.$L$12];[.$B$6];[.G11])" office:value-type="float" office:value="3726.11464968153" calcext:value-type="float">
            <text:p>3.726</text:p>
          </table:table-cell>
          <table:table-cell table:style-name="ce2" table:formula="of:=[.H13]*[.$B$7]*INDEX([$data.$C$2:$data.$L$12];[.$B$6];[.H11])" office:value-type="float" office:value="4060.50955414013" calcext:value-type="float">
            <text:p>4.061</text:p>
          </table:table-cell>
          <table:table-cell table:style-name="ce2" table:formula="of:=[.I13]*[.$B$7]*INDEX([$data.$C$2:$data.$L$12];[.$B$6];[.I11])" office:value-type="float" office:value="3403.66242038217" calcext:value-type="float">
            <text:p>3.404</text:p>
          </table:table-cell>
          <table:table-cell table:style-name="ce2" table:formula="of:=[.J13]*[.$B$7]*INDEX([$data.$C$2:$data.$L$12];[.$B$6];[.J11])" office:value-type="float" office:value="2722.92993630573" calcext:value-type="float">
            <text:p>2.723</text:p>
          </table:table-cell>
          <table:table-cell table:style-name="ce2" table:formula="of:=[.K13]*[.$B$7]*INDEX([$data.$C$2:$data.$L$12];[.$B$6];[.K11])" office:value-type="float" office:value="3702.22929936306" calcext:value-type="float">
            <text:p>3.702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table:style-name="ce3" table:formula="of:=[.B13]/[.B14]" office:value-type="float" office:value="25" calcext:value-type="float">
            <text:p>25,00</text:p>
          </table:table-cell>
          <table:table-cell table:style-name="ce3" table:formula="of:=[.C13]/[.C14]" office:value-type="float" office:value="20" calcext:value-type="float">
            <text:p>20,00</text:p>
          </table:table-cell>
          <table:table-cell table:style-name="ce3" table:formula="of:=[.D13]/[.D14]" office:value-type="float" office:value="16.6666666666667" calcext:value-type="float">
            <text:p>16,67</text:p>
          </table:table-cell>
          <table:table-cell table:style-name="ce3" table:formula="of:=[.E13]/[.E14]" office:value-type="float" office:value="14.2857142857143" calcext:value-type="float">
            <text:p>14,29</text:p>
          </table:table-cell>
          <table:table-cell table:style-name="ce3" table:formula="of:=[.F13]/[.F14]" office:value-type="float" office:value="9.09090909090909" calcext:value-type="float">
            <text:p>9,09</text:p>
          </table:table-cell>
          <table:table-cell table:style-name="ce3" table:formula="of:=[.G13]/[.G14]" office:value-type="float" office:value="7.69230769230769" calcext:value-type="float">
            <text:p>7,69</text:p>
          </table:table-cell>
          <table:table-cell table:style-name="ce3" table:formula="of:=[.H13]/[.H14]" office:value-type="float" office:value="5.88235294117647" calcext:value-type="float">
            <text:p>5,88</text:p>
          </table:table-cell>
          <table:table-cell table:style-name="ce3" table:formula="of:=[.I13]/[.I14]" office:value-type="float" office:value="5.26315789473684" calcext:value-type="float">
            <text:p>5,26</text:p>
          </table:table-cell>
          <table:table-cell table:style-name="ce3" table:formula="of:=[.J13]/[.J14]" office:value-type="float" office:value="5.26315789473684" calcext:value-type="float">
            <text:p>5,26</text:p>
          </table:table-cell>
          <table:table-cell table:style-name="ce3" table:formula="of:=[.K13]/[.K14]" office:value-type="float" office:value="3.2258064516129" calcext:value-type="float">
            <text:p>3,23</text:p>
          </table:table-cell>
        </table:table-row>
        <table:table-row table:style-name="ro2">
          <table:table-cell/>
          <table:table-cell table:style-name="ce4" table:number-columns-repeated="10"/>
        </table:table-row>
        <table:table-row table:style-name="ro2">
          <table:table-cell table:style-name="ce11" office:value-type="string" calcext:value-type="string">
            <text:p>RPM at max feed</text:p>
          </table:table-cell>
          <table:table-cell table:style-name="ce17" table:formula="of:=[.B13]*[.$B$8]/[.B14]" office:value-type="float" office:value="67500" calcext:value-type="float">
            <text:p>67.500</text:p>
          </table:table-cell>
          <table:table-cell table:style-name="ce17" table:formula="of:=[.C13]*[.$B$8]/[.C14]" office:value-type="float" office:value="54000" calcext:value-type="float">
            <text:p>54.000</text:p>
          </table:table-cell>
          <table:table-cell table:style-name="ce17" table:formula="of:=[.D13]*[.$B$8]/[.D14]" office:value-type="float" office:value="45000" calcext:value-type="float">
            <text:p>45.000</text:p>
          </table:table-cell>
          <table:table-cell table:style-name="ce17" table:formula="of:=[.E13]*[.$B$8]/[.E14]" office:value-type="float" office:value="38571.4285714286" calcext:value-type="float">
            <text:p>38.571</text:p>
          </table:table-cell>
          <table:table-cell table:style-name="ce17" table:formula="of:=[.F13]*[.$B$8]/[.F14]" office:value-type="float" office:value="24545.4545454545" calcext:value-type="float">
            <text:p>24.545</text:p>
          </table:table-cell>
          <table:table-cell table:style-name="ce17" table:formula="of:=[.G13]*[.$B$8]/[.G14]" office:value-type="float" office:value="20769.2307692308" calcext:value-type="float">
            <text:p>20.769</text:p>
          </table:table-cell>
          <table:table-cell table:style-name="ce17" table:formula="of:=[.H13]*[.$B$8]/[.H14]" office:value-type="float" office:value="15882.3529411765" calcext:value-type="float">
            <text:p>15.882</text:p>
          </table:table-cell>
          <table:table-cell table:style-name="ce17" table:formula="of:=[.I13]*[.$B$8]/[.I14]" office:value-type="float" office:value="14210.5263157895" calcext:value-type="float">
            <text:p>14.211</text:p>
          </table:table-cell>
          <table:table-cell table:style-name="ce17" table:formula="of:=[.J13]*[.$B$8]/[.J14]" office:value-type="float" office:value="14210.5263157895" calcext:value-type="float">
            <text:p>14.211</text:p>
          </table:table-cell>
          <table:table-cell table:style-name="ce17" table:formula="of:=[.K13]*[.$B$8]/[.K14]" office:value-type="float" office:value="8709.67741935484" calcext:value-type="float">
            <text:p>8.710</text:p>
          </table:table-cell>
        </table:table-row>
        <table:table-row table:style-name="ro2">
          <table:table-cell table:style-name="ce11" office:value-type="string" calcext:value-type="string">
            <text:p>Feed at max RPM</text:p>
          </table:table-cell>
          <table:table-cell table:style-name="ce17" table:formula="of:=[.B14]*[.$B$9]/[.B13]" office:value-type="float" office:value="960" calcext:value-type="float">
            <text:p>960</text:p>
          </table:table-cell>
          <table:table-cell table:style-name="ce17" table:formula="of:=[.C14]*[.$B$9]/[.C13]" office:value-type="float" office:value="1200" calcext:value-type="float">
            <text:p>1.200</text:p>
          </table:table-cell>
          <table:table-cell table:style-name="ce17" table:formula="of:=[.D14]*[.$B$9]/[.D13]" office:value-type="float" office:value="1440" calcext:value-type="float">
            <text:p>1.440</text:p>
          </table:table-cell>
          <table:table-cell table:style-name="ce17" table:formula="of:=[.E14]*[.$B$9]/[.E13]" office:value-type="float" office:value="1680" calcext:value-type="float">
            <text:p>1.680</text:p>
          </table:table-cell>
          <table:table-cell table:style-name="ce17" table:formula="of:=[.F14]*[.$B$9]/[.F13]" office:value-type="float" office:value="2640" calcext:value-type="float">
            <text:p>2.640</text:p>
          </table:table-cell>
          <table:table-cell table:style-name="ce17" table:formula="of:=[.G14]*[.$B$9]/[.G13]" office:value-type="float" office:value="3120" calcext:value-type="float">
            <text:p>3.120</text:p>
          </table:table-cell>
          <table:table-cell table:style-name="ce17" table:formula="of:=[.H14]*[.$B$9]/[.H13]" office:value-type="float" office:value="4080" calcext:value-type="float">
            <text:p>4.080</text:p>
          </table:table-cell>
          <table:table-cell table:style-name="ce17" table:formula="of:=[.I14]*[.$B$9]/[.I13]" office:value-type="float" office:value="4560" calcext:value-type="float">
            <text:p>4.560</text:p>
          </table:table-cell>
          <table:table-cell table:style-name="ce17" table:formula="of:=[.J14]*[.$B$9]/[.J13]" office:value-type="float" office:value="4560" calcext:value-type="float">
            <text:p>4.560</text:p>
          </table:table-cell>
          <table:table-cell table:style-name="ce17" table:formula="of:=[.K14]*[.$B$9]/[.K13]" office:value-type="float" office:value="7440" calcext:value-type="float">
            <text:p>7.440</text:p>
          </table:table-cell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2">
          <table:table-cell table:style-name="Default"/>
          <table:table-cell table:style-name="ce5" table:number-columns-repeated="10"/>
        </table:table-row>
      </table:table>
      <table:table table:name="data" table:style-name="ta1">
        <table:table-column table:style-name="co12" table:default-cell-style-name="Default"/>
        <table:table-column table:style-name="co11" table:number-columns-repeated="11" table:default-cell-style-name="Default"/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Cutting Spe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L &gt;6% Si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(8*[.E2]+2*[.G2])/10" office:value-type="float" office:value="0.011" calcext:value-type="float">
            <text:p>0,011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5" calcext:value-type="float">
            <text:p>0,05</text:p>
          </table:table-cell>
        </table:table-row>
        <table:table-row table:style-name="ro2">
          <table:table-cell office:value-type="string" calcext:value-type="string">
            <text:p>Al wrought alloy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3]+2*[.G3])/10" office:value-type="float" office:value="0.03" calcext:value-type="float">
            <text:p>0,03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Soft plastic</text:p>
          </table:table-cell>
          <table:table-cell office:value-type="float" office:value="600" calcext:value-type="float">
            <text:p>6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5" calcext:value-type="float">
            <text:p>0,035</text:p>
          </table:table-cell>
          <table:table-cell table:formula="of:=(8*[.E4]+2*[.G4])/10" office:value-type="float" office:value="0.037" calcext:value-type="float">
            <text:p>0,03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Hard plastic</text:p>
          </table:table-cell>
          <table:table-cell office:value-type="float" office:value="550" calcext:value-type="float">
            <text:p>55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5]+2*[.G5])/10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89" calcext:value-type="float">
            <text:p>0,089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table:formula="of:=(8*[.E6]+2*[.G6])/10"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5" calcext:value-type="float">
            <text:p>0,085</text:p>
          </table:table-cell>
          <table:table-cell table:number-columns-repeated="2" office:value-type="float" office:value="0.095" calcext:value-type="float">
            <text:p>0,095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5" calcext:value-type="float">
            <text:p>0,035</text:p>
          </table:table-cell>
          <table:table-cell table:formula="of:=(8*[.E7]+2*[.G7])/10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office:value-type="float" office:value="450" calcext:value-type="float">
            <text:p>45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8*[.E8]+2*[.G8])/10"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Copper</text:p>
          </table:table-cell>
          <table:table-cell office:value-type="float" office:value="365" calcext:value-type="float">
            <text:p>36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9]+2*[.G9])/10" office:value-type="float" office:value="0.025" calcext:value-type="float">
            <text:p>0,0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office:value-type="string" calcext:value-type="string">
            <text:p>Steel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  <table:table-cell table:formula="of:=(8*[.E10]+2*[.G10])/10" office:value-type="float" office:value="0.0146" calcext:value-type="float">
            <text:p>0,014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</table:table-row>
      </table:table>
      <table:named-expressions/>
      <table:database-ranges>
        <table:database-range table:name="database" table:target-range-address="data.A1:data.L12" table:on-update-keep-styles="true" table:on-update-keep-size="false" table:orientation="column"/>
        <table:database-range table:name="__Anonymous_Sheet_DB__1" table:target-range-address="data.A1:data.L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12:11:09.6151135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0:09:31.926368600</meta:creation-date>
    <dc:date>2020-03-11T12:14:16.797042988</dc:date>
    <meta:editing-duration>PT18M30S</meta:editing-duration>
    <meta:editing-cycles>5</meta:editing-cycles>
    <meta:generator>LibreOffice/6.0.7.3$Linux_X86_64 LibreOffice_project/00m0$Build-3</meta:generator>
    <meta:print-date>2020-03-02T13:23:36.789908092</meta:print-date>
    <meta:document-statistic meta:table-count="2" meta:cell-count="209" meta:object-count="0"/>
  </office:meta>
</office:document-meta>
</file>